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–global -l</text:span></text:p>
                  </text:list-item>
                  <text:list-item>
                    <text:p><text:span text:style-name="T9">Vim REA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<text:span text:style-name="T7">Usually sysadmins</text:span>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<text:span text:style-name="T7">Because it makes your software more easy to cons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3: Bug Fix</text:p>
                <text:list>
                  <text:list-item>
                    <text:p><text:span text:style-name="T9">git branch issue0003</text:span></text:p>
                  </text:list-item>
                  <text:list-item>
                    <text:p><text:span text:style-name="T9">git checkout issue0003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19:18:12</dc:date>
    <dc:language>en-US</dc:language>
    <meta:editing-cycles>135</meta:editing-cycles>
    <meta:editing-duration>P3DT7H57M47S</meta:editing-duration>
    <dc:creator>Scott McCarty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